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thèmes abordables</text:p>
      <text:p text:style-name="Standard"/>
      <text:list xml:id="list966466978904546699" text:style-name="L1">
        <text:list-item>
          <text:p text:style-name="P1">L’intelligence artificielle et écologie être ecolos sur internet</text:p>
        </text:list-item>
        <text:list-item>
          <text:p text:style-name="P1">Les DNS et les fournisseur d’acces internet associatif.s</text:p>
        </text:list-item>
        <text:list-item>
          <text:p text:style-name="P1">L’art, le web et le droit d’auteur (créative commons)</text:p>
        </text:list-item>
        <text:list-item>
          <text:p text:style-name="P1">Réseaux sociaux</text:p>
        </text:list-item>
        <text:list-item>
          <text:p text:style-name="P1">Internet, ou sont passées tes promesses de jeunesse ???</text:p>
        </text:list-item>
        <text:list-item>
          <text:p text:style-name="P1">Le jeux, google ne recrute que des gamer, ludification, pédagogie aberkane</text:p>
          <text:p text:style-name="P1">Paramétrer sa messagerie communication sur internet (Couche communication)</text:p>
        </text:list-item>
        <text:list-item>
          <text:p text:style-name="P1">decentraliser internet : http://www.internetactu.net/a-lire-ailleurs/dweb-vers-un-web-a-nouveau-decentralise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6:01:03.453156033</meta:creation-date>
    <dc:date>2018-10-04T11:31:41.16</dc:date>
    <meta:editing-duration>PT12H30M58S</meta:editing-duration>
    <meta:editing-cycles>5</meta:editing-cycles>
    <meta:generator>OpenOffice/4.1.5$Win32 OpenOffice.org_project/415m1$Build-9789</meta:generator>
    <dc:creator>Arriette Lecouineur</dc:creator>
    <meta:document-statistic meta:table-count="0" meta:image-count="0" meta:object-count="0" meta:page-count="1" meta:paragraph-count="9" meta:word-count="70" meta:character-count="529"/>
  </office:meta>
</office:document-meta>
</file>